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Liberation Sans" svg:font-family="'Liberation Sans', Arial, sans-serif"/>
    <style:font-face style:name="OpenSymbol" svg:font-family="Open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499cm" fo:text-align="center" style:justify-single-word="false"/>
    </style:style>
    <style:style style:name="P2" style:family="paragraph" style:parent-style-name="Text_20_body">
      <style:paragraph-properties fo:margin-top="0cm" fo:margin-bottom="0.499cm" fo:background-color="#e6e6e6">
        <style:background-image/>
      </style:paragraph-properties>
    </style:style>
    <style:style style:name="P3" style:family="paragraph" style:parent-style-name="Text_20_body">
      <style:paragraph-properties fo:margin-top="0cm" fo:margin-bottom="0.499cm" fo:break-before="page"/>
    </style:style>
    <style:style style:name="P4" style:family="paragraph" style:parent-style-name="Contents_20_2">
      <style:paragraph-properties>
        <style:tab-stops>
          <style:tab-stop style:position="18.09cm" style:type="right" style:leader-style="dotted" style:leader-text="."/>
        </style:tab-stops>
      </style:paragraph-properties>
    </style:style>
    <style:style style:name="P5" style:family="paragraph" style:parent-style-name="Contents_20_1">
      <style:paragraph-properties>
        <style:tab-stops>
          <style:tab-stop style:position="18.59cm" style:type="right" style:leader-style="dotted" style:leader-text="."/>
        </style:tab-stops>
      </style:paragraph-properties>
    </style:style>
    <style:style style:name="P6" style:family="paragraph" style:parent-style-name="Text_20_body" style:master-page-name="HTML">
      <style:paragraph-properties fo:margin-top="0cm" fo:margin-bottom="0.499cm" style:page-number="auto"/>
    </style:style>
    <style:style style:name="P7" style:family="paragraph" style:parent-style-name="Text_20_body">
      <style:paragraph-properties fo:margin-top="0cm" fo:margin-bottom="0.499cm"/>
    </style:style>
    <style:style style:name="P8" style:family="paragraph" style:parent-style-name="Text_20_body">
      <style:paragraph-properties fo:margin-top="0cm" fo:margin-bottom="0.499cm" fo:text-align="center" style:justify-single-word="false"/>
    </style:style>
    <style:style style:name="P9" style:family="paragraph" style:parent-style-name="Text_20_body">
      <style:paragraph-properties fo:margin-top="0cm" fo:margin-bottom="0.499cm"/>
      <style:text-properties fo:font-style="italic" style:font-style-asian="italic" style:font-style-complex="italic"/>
    </style:style>
    <style:style style:name="P10" style:family="paragraph" style:parent-style-name="Text_20_body">
      <style:paragraph-properties fo:margin-top="0cm" fo:margin-bottom="0.499cm" fo:background-color="#e6e6e6">
        <style:background-image/>
      </style:paragraph-properties>
    </style:style>
    <style:style style:name="P11" style:family="paragraph" style:parent-style-name="Text_20_body">
      <style:paragraph-properties fo:margin-top="0cm" fo:margin-bottom="0.499cm" fo:background-color="#e6e6e6">
        <style:background-image/>
      </style:paragraph-properties>
      <style:text-properties fo:font-size="10pt"/>
    </style:style>
    <style:style style:name="P12" style:family="paragraph" style:parent-style-name="Text_20_body">
      <style:paragraph-properties fo:margin-top="0cm" fo:margin-bottom="0.499cm" fo:background-color="#e6e6e6">
        <style:background-image/>
      </style:paragraph-properties>
      <style:text-properties fo:font-size="10pt" fo:font-weight="normal" style:font-size-asian="10pt" style:font-weight-asian="normal" style:font-size-complex="10pt" style:font-weight-complex="normal"/>
    </style:style>
    <style:style style:name="P13" style:family="paragraph" style:parent-style-name="Text_20_body">
      <style:paragraph-properties fo:margin-top="0cm" fo:margin-bottom="0.499cm" fo:background-color="#e6e6e6">
        <style:background-image/>
      </style:paragraph-properties>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paragraph-properties fo:margin-top="0cm" fo:margin-bottom="0.499cm" fo:background-color="#e6e6e6">
        <style:background-image/>
      </style:paragraph-properties>
      <style:text-properties style:font-name="Times New Roman1" fo:font-size="10pt" style:font-name-asian="Times New Roman1" style:font-size-asian="12pt" style:font-name-complex="Times New Roman1" style:font-size-complex="12pt"/>
    </style:style>
    <style:style style:name="P15" style:family="paragraph" style:parent-style-name="Text_20_body">
      <style:paragraph-properties fo:margin-top="0cm" fo:margin-bottom="0.499cm" fo:background-color="#e6e6e6">
        <style:background-image/>
      </style:paragraph-properties>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6" style:family="paragraph" style:parent-style-name="Text_20_body">
      <style:text-properties fo:font-size="10pt"/>
    </style:style>
    <style:style style:name="P17" style:family="paragraph" style:parent-style-name="Text_20_body">
      <style:text-properties fo:font-size="10pt" fo:font-weight="bold" style:font-weight-asian="bold" style:font-weight-complex="bold"/>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1" style:family="paragraph" style:parent-style-name="Contents_20_3">
      <style:paragraph-properties>
        <style:tab-stops>
          <style:tab-stop style:position="17.591cm" style:type="right" style:leader-style="dotted" style:leader-text="."/>
        </style:tab-stops>
      </style:paragraph-properties>
    </style:style>
    <style:style style:name="T1" style:family="text">
      <style:text-properties style:font-name="Liberation Sans" fo:font-size="18pt" fo:font-weight="bold"/>
    </style:style>
    <style:style style:name="T2" style:family="text">
      <style:text-properties fo:font-weight="bold" style:font-weight-asian="bold" style:font-weight-complex="bold"/>
    </style:style>
    <style:style style:name="T3" style:family="text">
      <style:text-properties fo:font-weight="bold" style:font-size-asian="10pt" style:font-weight-asian="bold" style:font-size-complex="10pt" style:font-weight-complex="bold"/>
    </style:style>
    <style:style style:name="T4" style:family="text">
      <style:text-properties fo:font-size="10pt"/>
    </style:style>
    <style:style style:name="T5" style:family="text">
      <style:text-properties fo:font-size="10pt" fo:font-weight="bold"/>
    </style:style>
    <style:style style:name="T6" style:family="text">
      <style:text-properties fo:font-size="10pt" fo:font-weight="bold" style:font-weight-asian="bold" style:font-weight-complex="bold"/>
    </style:style>
    <style:style style:name="T7" style:family="text">
      <style:text-properties fo:font-size="10pt" fo:font-weight="normal" style:font-weight-asian="normal" style:font-weight-complex="normal"/>
    </style:style>
    <style:style style:name="T8" style:family="text">
      <style:text-properties fo:font-size="10pt" fo:font-style="normal" style:text-underline-style="none" fo:font-weight="normal" style:font-style-asian="normal" style:font-weight-asian="normal" style:font-style-complex="normal" style:font-weight-complex="normal"/>
    </style:style>
    <style:style style:name="T9" style:family="text">
      <style:text-properties fo:font-size="10pt" fo:font-style="normal" style:text-underline-style="none" fo:font-weight="bold" style:font-style-asian="normal" style:font-weight-asian="bold" style:font-style-complex="normal" style:font-weight-complex="bold"/>
    </style:style>
    <style:style style:name="T10" style:family="text">
      <style:text-properties fo:font-size="10pt" style:text-underline-style="none" fo:font-weight="normal" style:font-weight-asian="normal" style:font-weight-complex="normal"/>
    </style:style>
    <style:style style:name="T11" style:family="text">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T12" style:family="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text:span text:style-name="T1">Syscheck Installation and Upgrade</text:span> </text:p>
      <text:p text:style-name="P1">Henrik Andreasson </text:p>
      <text:p text:style-name="P1">kinneh@users.sourceforge.net </text:p>
      <text:p text:style-name="P1">http://sourceforge.net/apps/trac/syscheck/</text:p>
      <text:p text:style-name="P1">2010-11-09</text:p>
      <text:p text:style-name="P1">Version 1.0</text:p>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5"><text:s/>1 New Installation <text:tab/>4</text:p>
          <text:p text:style-name="P4"><text:s/>1.1 Get Syscheck <text:tab/>4</text:p>
          <text:p text:style-name="P4"><text:s/>1.2 Unpack Syscheck <text:tab/>4</text:p>
          <text:p text:style-name="P4"><text:s/>1.3 Syscheck configuration <text:tab/>4</text:p>
          <text:p text:style-name="P21"><text:s/>1.3.1 Activate selected syscheck scripts<text:tab/>4</text:p>
          <text:p text:style-name="P21"><text:s/>1.3.2 Activate selected related scripts<text:tab/>5</text:p>
          <text:p text:style-name="P21"><text:s/>1.3.3 Mysql database configuration<text:tab/>5</text:p>
          <text:p text:style-name="P4"><text:s/>1.4 Make the new version the default <text:tab/>6</text:p>
          <text:p text:style-name="P5"><text:s/>2 Upgrade<text:tab/>6</text:p>
          <text:p text:style-name="P4"><text:s/>2.1 Get Syscheck <text:tab/>6</text:p>
          <text:p text:style-name="P4"><text:s/>2.2 Unpack Syscheck <text:tab/>6</text:p>
          <text:p text:style-name="P4"><text:s/>2.3 Migration of config from a previous version<text:tab/>6</text:p>
          <text:p text:style-name="P4"><text:s/>2.4 Make the new version the default <text:tab/>7</text:p>
          <text:p text:style-name="P5"><text:s/>3 References<text:tab/>7</text:p>
          <text:p text:style-name="P4"><text:s/>3.1 Syscheck mysql database backup management<text:tab/>7</text:p>
          <text:p text:style-name="P4"><text:s/>3.2 Using syscheck for database replication and failover<text:tab/>7</text:p>
          <text:p text:style-name="P4"><text:s/>3.3 Using syscheck for certificate and revovation archival<text:tab/>7</text:p>
        </text:index-body>
      </text:table-of-content>
      <text:p text:style-name="Text_20_body"/>
      <text:p text:style-name="P3"><text:bookmark text:name="1_Install_of_database_replicat"/></text:p>
      <text:h text:style-name="Heading_20_1" text:outline-level="1">New Installation </text:h>
      <text:section text:style-name="Sect1" text:name="Section2">
        <text:h text:style-name="Heading_20_2" text:outline-level="2">Get Syscheck </text:h>
        <text:p text:style-name="P15">username@smartcard20-node1:/var/tmp/ wget http://sourceforge.net/projects/syscheck/files/syscheck-1.5.15/syscheck-1.5.15.zip/download</text:p>
        <text:h text:style-name="Heading_20_2" text:outline-level="2">Unpack Syscheck </text:h>
        <text:p text:style-name="P2"><text:span text:style-name="T12">username@smartcard20-node1:/usr/local/# unzip <text:s/>/var/tmp/syscheck-1.5.15.zip</text:span></text:p>
        <text:p text:style-name="P2"><text:span text:style-name="T12">[...]</text:span></text:p>
        <text:p text:style-name="Text_20_body"/>
        <text:h text:style-name="Heading_20_2" text:outline-level="2">Syscheck configuration </text:h>
        <text:p text:style-name="P7">Configure the values in config/common.conf and the scripts you're using.</text:p>
        <text:h text:style-name="Heading_20_3" text:outline-level="3">Activate selected syscheck scripts</text:h>
        <text:p text:style-name="P2"><text:span text:style-name="T12"/></text:p>
        <text:p text:style-name="P2"><text:span text:style-name="T12">username@smartcard20-node1:/usr/local/certificate-services/syscheck/scripts-enabled&gt; </text:span><text:span text:style-name="T11">sudo ln -s ../scripts-available/sc_02_ejbca.sh .</text:span></text:p>
        <text:p text:style-name="P2"><text:span text:style-name="T12">username@smartcard20-node1:/usr/local/certificate-services/syscheck/scripts-enabled&gt; </text:span><text:span text:style-name="T11">sudo ln -s ../scripts-available/ sc_03_memory-usage.sh .</text:span></text:p>
        <text:p text:style-name="P2"><text:span text:style-name="T12">username@smartcard20-node1:/usr/local/certificate-services/syscheck/scripts-enabled&gt; </text:span><text:span text:style-name="T11">sudo ln -s ../scripts-available/ sc_07_syslog.sh .</text:span></text:p>
        <text:p text:style-name="Text_20_body"><text:span text:style-name="T12">And so on for each syscheck-script you want active.</text:span></text:p>
        <text:p text:style-name="Text_20_body"/>
        <text:p text:style-name="P18">Verify there is soft links, no file copied into scritps-enabled!</text:p>
        <text:p text:style-name="P15">username@smartcard20-node1:/usr/local/certificate-services/syscheck/scripts-enabled&gt; ls -l</text:p>
        <text:p text:style-name="P15">lrwxrwxrwx <text:s/>1 root root <text:s text:c="2"/>35 2010-06-04 14:25 sc_02_ejbca.sh -&gt; ../scripts-available/sc_02_ejbca.sh</text:p>
        <text:p text:style-name="P15">lrwxrwxrwx <text:s/>1 root root <text:s text:c="2"/>42 2010-06-04 14:25 sc_03_memory-usage.sh -&gt; ../scripts-available/sc_03_memory-usage.sh</text:p>
        <text:p text:style-name="P15">lrwxrwxrwx <text:s/>1 root root <text:s text:c="2"/>36 2010-06-04 14:25 sc_07_syslog.sh -&gt; ../scripts-available/sc_07_syslog.sh</text:p>
        <text:p text:style-name="P15">lrwxrwxrwx <text:s/>1 root root <text:s text:c="2"/>35 2010-06-04 14:25 sc_12_mysql.sh -&gt; ../scripts-available/sc_12_mysql.sh</text:p>
        <text:p text:style-name="P15">lrwxrwxrwx <text:s/>1 root root <text:s text:c="2"/>35 2010-06-04 14:25 sc_19_alive.sh -&gt; ../scripts-available/sc_19_alive.sh</text:p>
        <text:p text:style-name="P2"><text:soft-page-break/><text:span text:style-name="T12">lrwxrwxrwx <text:s/>1 root root <text:s text:c="2"/>45 2010-06-04 14:25 sc_20_errors_ejbcalog.sh -&gt; ../scripts-available/sc_20_errors_ejbcalog.sh</text:span></text:p>
        <text:p text:style-name="P2"><text:span text:style-name="T12"/></text:p>
        <text:p text:style-name="Text_20_body"><text:span text:style-name="T12">Also check the config for each script you activate, there may or may not be anything to config, but let's check.</text:span></text:p>
        <text:p text:style-name="P15">username@smartcard20-node1:/usr/local/certificate-services/syscheck/&gt; sudo vi config/02.conf</text:p>
        <text:p text:style-name="P15">username@smartcard20-node1:/usr/local/certificate-services/syscheck/&gt; sudo vi config/03.conf</text:p>
        <text:p text:style-name="P15">username@smartcard20-node1:/usr/local/certificate-services/syscheck/&gt; sudo vi config/07.conf</text:p>
        <text:p text:style-name="P15">username@smartcard20-node1:/usr/local/certificate-services/syscheck/&gt; sudo vi config/12.conf</text:p>
        <text:p text:style-name="P15">username@smartcard20-node1:/usr/local/certificate-services/syscheck/&gt; sudo vi config/19.conf</text:p>
        <text:p text:style-name="P15">username@smartcard20-node1:/usr/local/certificate-services/syscheck/&gt; sudo vi config/20.conf</text:p>
        <text:p text:style-name="Text_20_body"><text:span text:style-name="T12"/></text:p>
        <text:h text:style-name="Heading_20_3" text:outline-level="3">Activate selected related scripts</text:h>
        <text:p text:style-name="Text_20_body">Make the soft links in the related-enabled directory.</text:p>
        <text:p text:style-name="P15">han@rp-ca-nod1:/usr/local/certificate-services/syscheck/related-enabled&gt; ln -s ../related-available/904_make_mysql_db_backup.sh .</text:p>
        <text:p text:style-name="Text_20_body">Verify there is soft links and no copied files in enabled!</text:p>
        <text:p text:style-name="P15">username@smartcard20-node1:/usr/local/certificate-services/syscheck/syscheck/related-enabled&gt; ls -al </text:p>
        <text:p text:style-name="P15">lrwxrwxrwx <text:s/>1 root root <text:s text:c="2"/>48 2010-06-04 14:25 904_make_mysql_db_backup.sh -&gt; ../related-available/904_make_mysql_db_backup.sh</text:p>
        <text:p text:style-name="Text_20_body"><text:span text:style-name="T12">Also check the config for each script you activate, there may or may not be anything to config, but let's check.</text:span></text:p>
        <text:p text:style-name="P15">username@smartcard20-node1:/usr/local/certificate-services/syscheck/&gt; sudo vi config/900.conf</text:p>
        <text:p text:style-name="P15">username@smartcard20-node1:/usr/local/certificate-services/syscheck/&gt; sudo vi config/904.conf</text:p>
        <text:p text:style-name="P15">[...]</text:p>
        <text:h text:style-name="Heading_20_3" text:outline-level="3">Mysql database configuration</text:h>
        <text:p text:style-name="P7">Config database parameters, you can get the database-username/password information from ejbca it's in the file <text:s/><text:span text:style-name="T4">ejbca/conf/database.properties</text:span></text:p>
        <text:p text:style-name="P2"><text:span text:style-name="T4">less /usr/local/ejbca/conf/database.properties</text:span> </text:p>
        <text:p text:style-name="P12">database.url=jdbc:mysql://<text:span text:style-name="T2">127.0.0.1</text:span>:3306/<text:span text:style-name="T2">ejbca</text:span></text:p>
        <text:p text:style-name="P12">database.username=<text:span text:style-name="T2">ejbca</text:span></text:p>
        <text:p text:style-name="P12">database.password=<text:span text:style-name="T2">sdfiuh3wrnj</text:span></text:p>
        <text:p text:style-name="P7">Enter those parameters into the syscheck config/common.sh </text:p>
        <text:p text:style-name="P14">DB_NAME=<text:span text:style-name="T2">ejbca</text:span></text:p>
        <text:p text:style-name="P14"><text:soft-page-break/>DB_USER=<text:span text:style-name="T2">ejbca</text:span></text:p>
        <text:p text:style-name="P14">DB_PASSWORD="<text:span text:style-name="T3">sdfiuh3wrnj</text:span>"</text:p>
        <text:p text:style-name="P2"/>
        <text:p text:style-name="Text_20_body"/>
        <text:p text:style-name="Text_20_body">If your installation has a weak(eg. foo123) mysql root password set a new with high security (eg. UiywfeW23)</text:p>
        <text:p text:style-name="Text_20_body"/>
        <text:p text:style-name="P11"># mysqladmin password <text:s/>&lt;new-pass&gt; -u root --password=&lt;old-password&gt;</text:p>
        <text:p text:style-name="P2"><text:span text:style-name="T4"># mysqladmin password </text:span><text:span text:style-name="T6">UiywfeW23</text:span><text:span text:style-name="T4"> -u root –password=</text:span><text:span text:style-name="T6">foo123</text:span></text:p>
        <text:p text:style-name="Text_20_body"><text:span text:style-name="T6">Alternativly use the mysql_secure_installation, this command removes test users and databases and sets a new mysql-root password</text:span></text:p>
        <text:p text:style-name="P2"><text:span text:style-name="T6"># </text:span><text:span text:style-name="T7">mysql_secure_installation</text:span></text:p>
        <text:p text:style-name="Text_20_body"><text:span text:style-name="T7"/></text:p>
        <text:p text:style-name="P16"/>
        <text:p text:style-name="P17">Enter the new mysql root password <text:s/>into syscheck/config/common.conf</text:p>
        <text:p text:style-name="P2"><text:span text:style-name="T4">#Password for Mysql root</text:span> </text:p>
        <text:p text:style-name="P2"><text:span text:style-name="T4">MYSQLROOT_PASSWORD="</text:span><text:span text:style-name="T5">UiywfeW23</text:span><text:span text:style-name="T4">"</text:span> </text:p>
        <text:p text:style-name="P2"/>
        <text:p text:style-name="Text_20_body"/>
        <text:h text:style-name="Heading_20_2" text:outline-level="2">Make the new version the default </text:h>
        <text:p text:style-name="P2"><text:span text:style-name="T4">username@smartcard20-node1:/usr/local&gt; </text:span><text:span text:style-name="T6">sudo </text:span><text:span text:style-name="T5">rm syscheck</text:span> </text:p>
        <text:p text:style-name="P2"><text:span text:style-name="T4">username@smartcard20-node1:/usr/local&gt; </text:span><text:span text:style-name="T5">sudo ln -s syscheck-1.5.11 syscheck</text:span> </text:p>
        <text:h text:style-name="Heading_20_1" text:outline-level="1">Upgrade</text:h>
        <text:h text:style-name="Heading_20_2" text:outline-level="2">Get Syscheck </text:h>
        <text:p text:style-name="P15">username@smartcard20-node1:/var/tmp/ wget http://sourceforge.net/projects/syscheck/files/syscheck-1.5.15/syscheck-1.5.15.zip/download</text:p>
        <text:h text:style-name="Heading_20_2" text:outline-level="2">Unpack Syscheck </text:h>
        <text:p text:style-name="P2"><text:span text:style-name="T12">username@smartcard20-node1:/usr/local/# unzip <text:s/>/var/tmp/syscheck-1.5.15.zip</text:span></text:p>
        <text:p text:style-name="P2"><text:span text:style-name="T12">[...]</text:span></text:p>
        <text:h text:style-name="Heading_20_2" text:outline-level="2"><text:soft-page-break/>Migration of config from a previous version</text:h>
        <text:p text:style-name="P20"><text:span text:style-name="T4">If migrating a host to new hardware make a backup of syscheck to be transferred to the new hardware.</text:span></text:p>
        <text:p text:style-name="P13"><text:span text:style-name="T4">root@smartcard20-node1:/usr/local # </text:span><text:span text:style-name="T6">zip -r9 /tmp/syscheck-backup-x.y.z.zip syscheck-x.y.z </text:span></text:p>
        <text:p text:style-name="Text_20_body"><text:span text:style-name="T4">Transfer the zip to the new host, then unpack the backup.</text:span></text:p>
        <text:p text:style-name="P2"><text:span text:style-name="T4">root@smartcard20-node1:/usr/local # </text:span><text:span text:style-name="T6">unzip </text:span><text:span text:style-name="T9">/tmp/syscheck-backup-x.y.z.zip</text:span></text:p>
        <text:p text:style-name="Text_20_body">Copy enabled scripts </text:p>
        <text:p text:style-name="P2"><text:span text:style-name="T4">root@smartcard20-node1:/usr/local/syscheck # </text:span><text:span text:style-name="T5">cp -a ../syscheck-&lt;last-version&gt;/related-enabled/* ./ related-enabled/</text:span> </text:p>
        <text:p text:style-name="P2"><text:span text:style-name="T4">root@smartcard20-node1:/usr/local/syscheck # </text:span><text:span text:style-name="T5">cp -a ../syscheck-&lt;last-version&gt;/scritps-enabled/* ./ scritps-enabled/</text:span> </text:p>
        <text:p text:style-name="Text_20_body"><text:span text:style-name="T8">Run the copy config command to loop through the configs and check wheter you want to use ther old or the new config.</text:span></text:p>
        <text:p text:style-name="P19"><text:span text:style-name="T10">Tip: Use the old if it's configured and only differs to the new config is the values you entered. Is there new options you need, use the new one and migrate the config manually</text:span></text:p>
        <text:p text:style-name="P2"><text:span text:style-name="T4">root@smartcard20-node1:/usr/local/syscheck # </text:span><text:span text:style-name="T5">./lib/copy-config-from-old-version.sh /path/to/old/syscheck-&lt;last-version&gt;/config ./config/</text:span> </text:p>
        <text:p text:style-name="P7">Migrate old resouces.sh to the new common.conf <text:s/></text:p>
        <text:p text:style-name="P9"><text:span text:style-name="T2">Note: ONLY NEEDED IF UPGRADING FROM 1.4.0 or earlier</text:span></text:p>
        <text:p text:style-name="P2"><text:span text:style-name="T4">root@smartcard20-node1:/usr/local/syscheck # </text:span><text:span text:style-name="T6">diff -uw</text:span><text:span text:style-name="T5"> ../syscheck-&lt;last-version&gt;/resources.sh ./config/common.conf</text:span></text:p>
        <text:p text:style-name="P7">Go though the differences and manually enter the changes you need to keep into the new common.conf</text:p>
        <text:p text:style-name="Standard"/>
        <text:h text:style-name="Heading_20_2" text:outline-level="2">Make the new version the default </text:h>
        <text:p text:style-name="P2"><text:span text:style-name="T4">username@smartcard20-node1:/usr/local&gt; </text:span><text:span text:style-name="T6">sudo </text:span><text:span text:style-name="T5">rm syscheck</text:span> </text:p>
        <text:p text:style-name="P2"><text:span text:style-name="T4">username@smartcard20-node1:/usr/local&gt; </text:span><text:span text:style-name="T5">sudo ln -s syscheck-1.5.15 syscheck</text:span> </text:p>
        <text:h text:style-name="Heading_20_1" text:outline-level="1">References</text:h>
        <text:h text:style-name="Heading_20_2" text:outline-level="2">Syscheck mysql database backup management</text:h>
        <text:p text:style-name="Text_20_body">See the instruction for mysql database backup “syscheck-backup-management.pdf”</text:p>
        <text:h text:style-name="Heading_20_2" text:outline-level="2">Using syscheck for database replication and failover</text:h>
        <text:p text:style-name="Text_20_body">See the instruction in “database_replication_and_failover.pdf”</text:p>
        <text:h text:style-name="Heading_20_2" text:outline-level="2">Using syscheck for certificate and revovation archival</text:h>
        <text:p text:style-name="Text_20_body">See the instruction in “certificate_and_revovation_archival.p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Liberation Sans" svg:font-family="'Liberation Sans', Arial, sans-serif"/>
    <style:font-face style:name="OpenSymbol" svg:font-family="Open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de" style:family="paragraph" style:parent-style-name="Text_20_body">
      <style:paragraph-properties fo:margin-top="0cm" fo:margin-bottom="0.499cm"/>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Cod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Footer"><text:title>database-replication-and-failover</text:title><text:tab/><text:tab/>Page <text:page-number text:select-page="current">5</text:page-number>/<text:page-count>5</text:page-count><text:tab/></text:p>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database-replication-and-failover</dc:title>
    <meta:creation-date>2009-03-28T14:47:44</meta:creation-date>
    <dc:language>en-US</dc:language>
    <meta:editing-cycles>18</meta:editing-cycles>
    <meta:editing-duration>PT60H25M47S</meta:editing-duration>
    <dc:date>2010-11-09T13:52:11</dc:date>
    <dc:creator>Henrik Andreasson</dc:creator>
    <meta:document-statistic meta:table-count="0" meta:image-count="0" meta:object-count="0" meta:page-count="5" meta:paragraph-count="115" meta:word-count="728" meta:character-count="7200"/>
    <meta:user-defined meta:name="Info 1"/>
    <meta:user-defined meta:name="Info 2"/>
    <meta:user-defined meta:name="Info 3"/>
    <meta:user-defined meta:name="Info 4"/>
    <meta:hyperlink-behaviour office:target-frame-name="_top" xlink:show="replace"/>
  </office:meta>
</office:document-meta>
</file>